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A000000B3BF4E29E6516881A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objectwithoutfill">
      <style:graphic-properties svg:stroke-color="#000000" draw:marker-start="Ponta_20_de_20_seta_20_2" draw:marker-start-width="0.3cm" draw:marker-end="Ponta_20_de_20_seta_20_1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 fo:font-style="normal" fo:font-weight="bold"/>
    </style:style>
    <style:style style:name="P4" style:family="paragraph">
      <loext:graphic-properties draw:fill="none" draw:fill-color="#ffffff"/>
      <style:text-properties fo:font-size="14pt" fo:font-style="normal" fo:font-weight="bold"/>
    </style:style>
    <style:style style:name="T1" style:family="text">
      <style:text-properties fo:font-size="14pt" fo:font-style="normal" fo:font-weight="bold"/>
    </style:style>
    <style:style style:name="T2" style:family="text">
      <style:text-properties style:font-name="Liberation Sans1" fo:font-size="14pt" fo:font-style="normal" fo:font-weight="bold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7.46cm" svg:height="4.735cm" svg:x="11.148cm" svg:y="8.138cm">
          <draw:image xlink:href="Pictures/100000000000011A000000B3BF4E29E6516881A8.png" xlink:type="simple" xlink:show="embed" xlink:actuate="onLoad" draw:mime-type="image/png">
            <text:p/>
          </draw:image>
        </draw:frame>
        <draw:line draw:style-name="gr2" draw:text-style-name="P2" draw:layer="layout" svg:x1="11.75cm" svg:y1="11.5cm" svg:x2="11.75cm" svg:y2="14cm">
          <text:p/>
        </draw:line>
        <draw:line draw:style-name="gr2" draw:text-style-name="P2" draw:layer="layout" svg:x1="18cm" svg:y1="10.75cm" svg:x2="18cm" svg:y2="14.05cm">
          <text:p/>
        </draw:line>
        <draw:line draw:style-name="gr3" draw:text-style-name="P2" draw:layer="layout" svg:x1="11.75cm" svg:y1="13.9cm" svg:x2="18cm" svg:y2="13.9cm">
          <text:p/>
        </draw:line>
        <draw:frame draw:style-name="gr4" draw:text-style-name="P4" draw:layer="layout" svg:width="1.679cm" svg:height="0.802cm" svg:x="14cm" svg:y="13.1cm">
          <draw:text-box>
            <text:p text:style-name="P3"><text:span text:style-name="T1">5,6 </text:span><text:span text:style-name="T2">Å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_20_de_20_seta_20_1" draw:display-name="Ponta de seta 1" svg:viewBox="0 0 20 20" svg:d="M0 20l10-20 10 20z"/>
    <draw:marker draw:name="Ponta_20_de_20_seta_20_2" draw:display-name="Ponta de seta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0T16:12:17.194443047</meta:creation-date>
    <dc:date>2022-04-20T16:45:09.538734370</dc:date>
    <meta:editing-duration>PT22M42S</meta:editing-duration>
    <meta:editing-cycles>1</meta:editing-cycles>
    <meta:document-statistic meta:object-count="5"/>
    <meta:generator>LibreOffice/7.3.2.2$Linux_X86_64 LibreOffice_project/30$Build-2</meta:generator>
  </office:meta>
</office:document-meta>
</file>